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334cm" svg:height="2.159cm" svg:x="5.699cm" svg:y="9.00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1.651cm" svg:x="2.524cm" svg:y="6.0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445cm" svg:height="1.397cm" svg:x="8.366cm" svg:y="5.953cm">
          <text:p text:style-name="P1">A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86cm" svg:height="2.159cm" svg:x="13.192cm" svg:y="6.334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78cm" svg:height="1.651cm" svg:x="15.859cm" svg:y="7.35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588cm" svg:height="2.286cm" svg:x="5.953cm" svg:y="17.891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905cm" svg:height="1.524cm" svg:x="5.445cm" svg:y="21.955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318cm" svg:height="1.524cm" svg:x="8.239cm" svg:y="21.955cm">
          <text:p text:style-name="P1">Sav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318cm" svg:height="1.651cm" svg:x="13.192cm" svg:y="22.463cm">
          <text:p text:style-name="P1">Bala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98cm" svg:y1="21.955cm" svg:x2="8.747cm" svg:y2="20.177cm" draw:start-shape="id1" draw:start-glue-point="4" draw:end-shape="id2" draw:end-glue-point="2" svg:d="M6398 21955l2349-1778" svg:viewBox="0 0 2350 1779">
          <text:p/>
        </draw:connector>
        <draw:connector draw:style-name="gr2" draw:text-style-name="P1" draw:layer="layout" draw:type="line" svg:x1="8.239cm" svg:y1="22.717cm" svg:x2="8.747cm" svg:y2="20.177cm" draw:start-shape="id3" draw:end-shape="id2" draw:end-glue-point="2" svg:d="M8239 22717l508-2540" svg:viewBox="0 0 509 2541">
          <text:p/>
        </draw:connector>
        <draw:connector draw:style-name="gr2" draw:text-style-name="P1" draw:layer="layout" draw:type="line" svg:x1="15.351cm" svg:y1="22.463cm" svg:x2="8.747cm" svg:y2="20.177cm" draw:start-shape="id4" draw:start-glue-point="4" draw:end-shape="id2" draw:end-glue-point="2" svg:d="M15351 22463l-6604-2286" svg:viewBox="0 0 6605 2287">
          <text:p/>
        </draw:connector>
        <draw:connector draw:style-name="gr2" draw:text-style-name="P1" draw:layer="layout" draw:type="line" svg:x1="4.747cm" svg:y1="7.731cm" svg:x2="8.366cm" svg:y2="9.001cm" draw:start-shape="id5" draw:start-glue-point="8" draw:end-shape="id6" draw:end-glue-point="0" svg:d="M4747 7731l3619 1270" svg:viewBox="0 0 3620 1271">
          <text:p/>
        </draw:connector>
        <draw:connector draw:style-name="gr2" draw:text-style-name="P1" draw:layer="layout" draw:type="line" svg:x1="10.589cm" svg:y1="7.35cm" svg:x2="8.366cm" svg:y2="9.001cm" draw:start-shape="id7" draw:start-glue-point="8" draw:end-shape="id6" draw:end-glue-point="0" svg:d="M10589 7350l-2223 1651" svg:viewBox="0 0 2224 1652">
          <text:p/>
        </draw:connector>
        <draw:connector draw:style-name="gr2" draw:text-style-name="P1" draw:layer="layout" draw:type="line" svg:x1="13.192cm" svg:y1="7.414cm" svg:x2="8.366cm" svg:y2="9.001cm" draw:start-shape="id8" draw:start-glue-point="6" draw:end-shape="id6" draw:end-glue-point="0" svg:d="M13192 7414l-4826 1587" svg:viewBox="0 0 4827 1588">
          <text:p/>
        </draw:connector>
        <draw:connector draw:style-name="gr2" draw:text-style-name="P1" draw:layer="layout" draw:type="line" svg:x1="16.119cm" svg:y1="8.76cm" svg:x2="11.033cm" svg:y2="10.08cm" draw:start-shape="id9" draw:start-glue-point="7" draw:end-shape="id6" draw:end-glue-point="1" svg:d="M16119 8760l-5086 1320" svg:viewBox="0 0 5087 1321">
          <text:p/>
        </draw:connector>
        <draw:custom-shape draw:style-name="gr1" draw:text-style-name="P1" xml:id="id10" draw:id="id10" draw:layer="layout" svg:width="3.302cm" svg:height="3.048cm" svg:x="6.969cm" svg:y="13.06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8.62cm" svg:y1="13.065cm" svg:x2="8.366cm" svg:y2="11.16cm" draw:start-shape="id10" draw:start-glue-point="4" draw:end-shape="id6" draw:end-glue-point="2" svg:d="M8620 13065l-254-1905" svg:viewBox="0 0 255 1906">
          <text:p/>
        </draw:connector>
        <draw:connector draw:style-name="gr2" draw:text-style-name="P1" draw:layer="layout" draw:type="line" svg:x1="8.62cm" svg:y1="16.113cm" svg:x2="8.747cm" svg:y2="17.891cm" draw:start-shape="id10" draw:start-glue-point="6" draw:end-shape="id2" svg:d="M8620 16113l127 1778" svg:viewBox="0 0 128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5-05T15:15:24.802039847</meta:creation-date>
    <dc:date>2014-05-05T15:20:48.627507180</dc:date>
    <dc:creator>Brent Berghmans</dc:creator>
    <meta:editing-duration>P0D</meta:editing-duration>
    <meta:editing-cycles>1</meta:editing-cycles>
    <meta:document-statistic meta:object-count="19"/>
    <meta:generator>LibreOffice/4.2.3.3$Linux_X86_64 LibreOffice_project/420m0$Build-3</meta:generator>
  </office:meta>
</office:document-meta>
</file>